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pa quiz med Film &amp; TV – Kategorier och underkategorier<text:line-break/>1. Filmhistoria &amp; klassiker<text:line-break/>Hollywoods guldålder<text:line-break/>Svensk filmhistoria<text:line-break/>Kultfilmer &amp; klassiska citat<text:line-break/>Oscarsvinnare genom tiderna<text:line-break/>2. Regissörer &amp; filmskapare<text:line-break/>Kända regissörer (Spielberg, Tarantino, Bergman m.fl.)<text:line-break/>Filmfotografer &amp; manusförfattare<text:line-break/>Svensk filmproduktion<text:line-break/>3. Skådespelare &amp; roller<text:line-break/>Svenska skådespelare<text:line-break/>Internationella stjärnor<text:line-break/>Ikoniska filmroller<text:line-break/>Biroller som blev legendariska<text:line-break/>4. Filmgenrer<text:line-break/>Action &amp; äventyr<text:line-break/>Drama &amp; romantik<text:line-break/>Skräck &amp; thriller<text:line-break/>Science fiction &amp; fantasy<text:line-break/>Komedi<text:line-break/>5. TV-serier<text:line-break/>Svenska serier<text:line-break/>Amerikanska succéer<text:line-break/>Brittiska serier &amp; miniserier<text:line-break/>Streamingtjänsternas originalserier<text:line-break/>6. Priser &amp; festivaler<text:line-break/>Oscarsgalan<text:line-break/>Golden Globe<text:line-break/>Guldbaggen<text:line-break/>Cannes, Berlin &amp; andra festivaler<text:line-break/>Emmy Awards<text:line-break/>7. Filmmusik &amp; ljud<text:line-break/>Kända filmkompositörer<text:line-break/>Soundtracks som blivit klassiska<text:line-break/>Film &amp; TV-introlåtar<text:line-break/>8. Svensk film &amp; TV<text:line-break/>Ingmar Bergman och arvet efter honom<text:line-break/>Svenska komedier &amp; dramer<text:line-break/>SVT-klassiker<text:line-break/>Melodram och deckartradition (ex. Beck, Wallander)<text:line-break/>9. Populärkultur &amp; ikoner<text:line-break/>Superhjältefilmer (Marvel, DC)<text:line-break/>Filmserier &amp; franchises (Star Wars, Harry Potter, Sagan om Ringen)<text:line-break/>Kultserier (ex. Friends, The Simpsons)<text:line-break/>Kända repliker &amp; memes från film/TV<text:line-break/>10. Animation &amp; barnfilm<text:line-break/>Disney &amp; Pixar<text:line-break/>Studio Ghibli &amp; japansk animation<text:line-break/>DreamWorks &amp; andra animationsstudios<text:line-break/>Klassiker inom barn-TV (ex. Fem myror, Sesame Street)<text:line-break/><text:line-break/><text:soft-page-break/>Regler för frågorna<text:line-break/>* Totalt antal frågor:300<text:line-break/>* Språk: svenska<text:line-break/>* Svårighetsgrad: blandning av medel, medelsvår och svår (inte för lätta).<text:line-break/>* Frågorna ska vara korta och tydliga (max en mening).<text:line-break/>* Frågetyper: inte bara “Vilket år…” eller “Vad kallas…”. Variera med varför, var, vilket land, vilket område, vem (upptäcktsresande), vilken naturresurs, etc.<text:line-break/>* Alla frågor ska ha ett korrekt svar + tre trovärdiga felaktiga svar.<text:line-break/>* Inga frågor eller svar får vara dubletter.<text:line-break/>* Alla frågor ska handla om Film och TV-serier – inte andra ämnen.<text:line-break/>📂 Utdata i CSV-format<text:line-break/>Kolumner: Kategori,Fråga,Rätt svar,Fel svar 1,Fel svar 2,Fel svar 3<text:line-break/>* Kategori ska alltid vara: film_tv<text:line-break/>* Frågor och svar ska vara utan citationstecken, inga extra tecken eller specialformat.<text:line-break/>📌 Exempelrad i CSV<text:line-break/>film_tv,Vilket land har flest öar i världen?,Sverige,Norge,Kanada,Indonesien<text:line-break/>film_tv,I vilket land ligger staden Timbuktu?,Mali,Niger,Chad,Sudan<text:line-break/>film_tv,Vilken flod rinner genom Kairo?,Nilen,Eufrat,Amazonas,Mississippi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2T18:09:40.387704100</meta:creation-date>
    <dc:date>2025-08-22T18:10:46.109055100</dc:date>
    <meta:editing-duration>PT1M10S</meta:editing-duration>
    <meta:editing-cycles>1</meta:editing-cycles>
    <meta:document-statistic meta:table-count="0" meta:image-count="0" meta:object-count="0" meta:page-count="2" meta:paragraph-count="1" meta:word-count="323" meta:character-count="2360" meta:non-whitespace-character-count="2034"/>
    <meta:generator>LibreOffice/25.2.5.2$Windows_X86_64 LibreOffice_project/03d19516eb2e1dd5d4ccd751a0d6f35f35e08022</meta:generator>
  </office:meta>
</office:document-meta>
</file>